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text-properties officeooo:rsid="001f7c35" officeooo:paragraph-rsid="0017af5d"/>
    </style:style>
    <style:style style:name="P3" style:family="paragraph" style:parent-style-name="Standard">
      <style:text-properties officeooo:rsid="002d90f0" officeooo:paragraph-rsid="0017af5d"/>
    </style:style>
    <style:style style:name="P4" style:family="paragraph" style:parent-style-name="Standard">
      <style:text-properties officeooo:rsid="002f2abb" officeooo:paragraph-rsid="0017af5d"/>
    </style:style>
    <style:style style:name="P5" style:family="paragraph" style:parent-style-name="Standard">
      <style:text-properties officeooo:paragraph-rsid="0037fa4c"/>
    </style:style>
    <style:style style:name="P6" style:family="paragraph" style:parent-style-name="Standard">
      <style:text-properties officeooo:rsid="002ef891" officeooo:paragraph-rsid="0037fa4c"/>
    </style:style>
    <style:style style:name="P7" style:family="paragraph" style:parent-style-name="Standard">
      <style:text-properties officeooo:rsid="002ef891" officeooo:paragraph-rsid="003e83e4"/>
    </style:style>
    <style:style style:name="P8" style:family="paragraph" style:parent-style-name="Standard">
      <style:text-properties officeooo:rsid="002ef891" officeooo:paragraph-rsid="00478ba3"/>
    </style:style>
    <style:style style:name="P9" style:family="paragraph" style:parent-style-name="Standard">
      <style:text-properties officeooo:rsid="002ef891" officeooo:paragraph-rsid="0047e3de"/>
    </style:style>
    <style:style style:name="P10" style:family="paragraph" style:parent-style-name="Standard">
      <style:text-properties officeooo:rsid="000f322a" officeooo:paragraph-rsid="004388e4"/>
    </style:style>
    <style:style style:name="P11" style:family="paragraph" style:parent-style-name="Standard">
      <style:text-properties officeooo:paragraph-rsid="003e83e4"/>
    </style:style>
    <style:style style:name="P12" style:family="paragraph" style:parent-style-name="Standard">
      <style:text-properties officeooo:paragraph-rsid="00478ba3"/>
    </style:style>
    <style:style style:name="P13" style:family="paragraph" style:parent-style-name="Standard">
      <style:text-properties officeooo:paragraph-rsid="0047e3de"/>
    </style:style>
    <style:style style:name="P14" style:family="paragraph" style:parent-style-name="Text_20_body">
      <style:text-properties officeooo:rsid="000f322a" officeooo:paragraph-rsid="000f322a"/>
    </style:style>
    <style:style style:name="P15" style:family="paragraph" style:parent-style-name="Text_20_body">
      <style:text-properties officeooo:rsid="000f322a" officeooo:paragraph-rsid="0014b064"/>
    </style:style>
    <style:style style:name="P16" style:family="paragraph" style:parent-style-name="Text_20_body">
      <style:paragraph-properties>
        <style:tab-stops>
          <style:tab-stop style:position="1.455cm"/>
        </style:tab-stops>
      </style:paragraph-properties>
      <style:text-properties officeooo:rsid="000f322a" officeooo:paragraph-rsid="0025664f"/>
    </style:style>
    <style:style style:name="P17" style:family="paragraph" style:parent-style-name="Text_20_body">
      <style:text-properties officeooo:rsid="000f322a" officeooo:paragraph-rsid="0016aafd"/>
    </style:style>
    <style:style style:name="P18" style:family="paragraph" style:parent-style-name="Text_20_body">
      <style:paragraph-properties fo:text-align="start" style:justify-single-word="false"/>
      <style:text-properties officeooo:rsid="00117940" officeooo:paragraph-rsid="00117940"/>
    </style:style>
    <style:style style:name="P19" style:family="paragraph" style:parent-style-name="Text_20_body">
      <style:text-properties fo:font-size="16pt" officeooo:rsid="0012a3c8" style:font-size-asian="16pt" style:font-size-complex="16pt"/>
    </style:style>
    <style:style style:name="P20" style:family="paragraph" style:parent-style-name="Text_20_body">
      <style:text-properties fo:font-size="16pt" officeooo:rsid="0012a3c8" officeooo:paragraph-rsid="0012a3c8" style:font-size-asian="16pt" style:font-size-complex="16pt"/>
    </style:style>
    <style:style style:name="P21" style:family="paragraph" style:parent-style-name="Text_20_body">
      <style:text-properties fo:font-size="16pt" officeooo:rsid="0012a3c8" officeooo:paragraph-rsid="00145e5a" style:font-size-asian="16pt" style:font-size-complex="16pt"/>
    </style:style>
    <style:style style:name="P22" style:family="paragraph" style:parent-style-name="Text_20_body">
      <style:text-properties fo:font-size="16pt" officeooo:rsid="00117940" officeooo:paragraph-rsid="00117940" style:font-size-asian="14pt" style:font-size-complex="16pt"/>
    </style:style>
    <style:style style:name="P23" style:family="paragraph" style:parent-style-name="Text_20_body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232f8e" officeooo:paragraph-rsid="00232f8e"/>
    </style:style>
    <style:style style:name="P25" style:family="paragraph" style:parent-style-name="Text_20_body">
      <style:text-properties officeooo:rsid="0024e29f" officeooo:paragraph-rsid="0025e267"/>
    </style:style>
    <style:style style:name="P26" style:family="paragraph" style:parent-style-name="Text_20_body">
      <style:text-properties officeooo:rsid="0027a41e" officeooo:paragraph-rsid="0027a41e"/>
    </style:style>
    <style:style style:name="P27" style:family="paragraph" style:parent-style-name="Text_20_body">
      <style:text-properties officeooo:rsid="0027a41e" officeooo:paragraph-rsid="0028eb1f"/>
    </style:style>
    <style:style style:name="P28" style:family="paragraph" style:parent-style-name="Text_20_body">
      <style:text-properties fo:font-size="12pt" officeooo:paragraph-rsid="003181fc" style:font-size-asian="10.5pt" style:font-size-complex="12pt"/>
    </style:style>
    <style:style style:name="P29" style:family="paragraph" style:parent-style-name="Text_20_body">
      <style:text-properties fo:font-size="12pt" officeooo:rsid="0037fa4c" officeooo:paragraph-rsid="0037fa4c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color="#000000" fo:font-size="12pt" officeooo:rsid="002a0982" officeooo:paragraph-rsid="002a0982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color="#000000" fo:font-size="12pt" officeooo:rsid="0027a41e" officeooo:paragraph-rsid="002ae07b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officeooo:rsid="002a0982" officeooo:paragraph-rsid="002ae07b"/>
    </style:style>
    <style:style style:name="P33" style:family="paragraph" style:parent-style-name="Text_20_body">
      <style:paragraph-properties fo:text-align="justify" style:justify-single-word="false"/>
      <style:text-properties fo:color="#ce181e" officeooo:rsid="000f322a" officeooo:paragraph-rsid="0014b064"/>
    </style:style>
    <style:style style:name="P34" style:family="paragraph" style:parent-style-name="Text_20_body">
      <style:paragraph-properties fo:text-align="justify" style:justify-single-word="false"/>
      <style:text-properties fo:color="#ce181e"/>
    </style:style>
    <style:style style:name="P35" style:family="paragraph" style:parent-style-name="Text_20_body">
      <style:text-properties fo:color="#ce181e" officeooo:paragraph-rsid="00478ba3"/>
    </style:style>
    <style:style style:name="P36" style:family="paragraph" style:parent-style-name="Text_20_body">
      <style:text-properties officeooo:paragraph-rsid="0025e267"/>
    </style:style>
    <style:style style:name="P37" style:family="paragraph" style:parent-style-name="Text_20_body">
      <style:text-properties officeooo:paragraph-rsid="002beff8"/>
    </style:style>
    <style:style style:name="P38" style:family="paragraph" style:parent-style-name="Text_20_body">
      <style:text-properties officeooo:paragraph-rsid="0030eaf6"/>
    </style:style>
    <style:style style:name="P39" style:family="paragraph" style:parent-style-name="Text_20_body">
      <style:text-properties officeooo:paragraph-rsid="003377aa"/>
    </style:style>
    <style:style style:name="P40" style:family="paragraph" style:parent-style-name="Text_20_body">
      <style:paragraph-properties fo:text-align="justify" style:justify-single-word="false"/>
      <style:text-properties fo:color="#ed1c24" fo:font-size="12pt" style:font-size-asian="12pt" style:font-size-complex="12pt"/>
    </style:style>
    <style:style style:name="P41" style:family="paragraph" style:parent-style-name="Text_20_body">
      <style:text-properties fo:color="#ed1c24" fo:font-size="10pt" officeooo:rsid="003181fc" officeooo:paragraph-rsid="003181fc" style:font-size-asian="8.75pt" style:font-size-complex="10pt"/>
    </style:style>
    <style:style style:name="P42" style:family="paragraph" style:parent-style-name="Text_20_body">
      <style:text-properties officeooo:rsid="002beff8" officeooo:paragraph-rsid="002beff8"/>
    </style:style>
    <style:style style:name="P43" style:family="paragraph" style:parent-style-name="Text_20_body">
      <style:text-properties officeooo:rsid="002ef891" officeooo:paragraph-rsid="003181fc"/>
    </style:style>
    <style:style style:name="P44" style:family="paragraph" style:parent-style-name="Text_20_body">
      <style:text-properties officeooo:rsid="002ef891" officeooo:paragraph-rsid="0037fa4c"/>
    </style:style>
    <style:style style:name="P45" style:family="paragraph" style:parent-style-name="Text_20_body">
      <style:text-properties officeooo:rsid="002ef891" officeooo:paragraph-rsid="003e83e4"/>
    </style:style>
    <style:style style:name="P46" style:family="paragraph" style:parent-style-name="Text_20_body">
      <style:text-properties officeooo:rsid="002ef891" officeooo:paragraph-rsid="00478ba3"/>
    </style:style>
    <style:style style:name="P47" style:family="paragraph" style:parent-style-name="Text_20_body">
      <style:text-properties officeooo:rsid="002ef891" officeooo:paragraph-rsid="0047e3de"/>
    </style:style>
    <style:style style:name="P48" style:family="paragraph" style:parent-style-name="Text_20_body">
      <style:text-properties fo:font-size="10pt" officeooo:rsid="003181fc" officeooo:paragraph-rsid="003181fc" style:font-size-asian="8.75pt" style:font-size-complex="10pt"/>
    </style:style>
    <style:style style:name="P49" style:family="paragraph" style:parent-style-name="Text_20_body">
      <style:text-properties fo:font-size="10pt" officeooo:rsid="003181fc" officeooo:paragraph-rsid="0037fa4c" style:font-size-asian="8.75pt" style:font-size-complex="10pt"/>
    </style:style>
    <style:style style:name="P50" style:family="paragraph" style:parent-style-name="Text_20_body">
      <style:text-properties officeooo:rsid="0037fa4c" officeooo:paragraph-rsid="0037fa4c"/>
    </style:style>
    <style:style style:name="P51" style:family="paragraph" style:parent-style-name="Text_20_body">
      <style:text-properties officeooo:paragraph-rsid="003b2ab9"/>
    </style:style>
    <style:style style:name="P52" style:family="paragraph" style:parent-style-name="Text_20_body">
      <style:text-properties officeooo:paragraph-rsid="003cb82b"/>
    </style:style>
    <style:style style:name="P53" style:family="paragraph" style:parent-style-name="Text_20_body">
      <style:paragraph-properties fo:text-align="justify" style:justify-single-word="false"/>
      <style:text-properties officeooo:paragraph-rsid="003e83e4"/>
    </style:style>
    <style:style style:name="P54" style:family="paragraph" style:parent-style-name="Text_20_body">
      <style:paragraph-properties fo:text-align="justify" style:justify-single-word="false"/>
      <style:text-properties officeooo:paragraph-rsid="00478ba3"/>
    </style:style>
    <style:style style:name="P55" style:family="paragraph" style:parent-style-name="Text_20_body">
      <style:paragraph-properties fo:text-align="justify" style:justify-single-word="false"/>
      <style:text-properties officeooo:paragraph-rsid="0047e3de"/>
    </style:style>
    <style:style style:name="P56" style:family="paragraph" style:parent-style-name="Text_20_body">
      <style:text-properties officeooo:rsid="003e83e4" officeooo:paragraph-rsid="003e83e4"/>
    </style:style>
    <style:style style:name="P57" style:family="paragraph" style:parent-style-name="Text_20_body">
      <style:text-properties officeooo:rsid="003e83e4" officeooo:paragraph-rsid="003f37eb"/>
    </style:style>
    <style:style style:name="P58" style:family="paragraph" style:parent-style-name="Text_20_body">
      <style:text-properties officeooo:paragraph-rsid="003f37eb"/>
    </style:style>
    <style:style style:name="P59" style:family="paragraph" style:parent-style-name="Text_20_body">
      <style:text-properties officeooo:rsid="0041da36" officeooo:paragraph-rsid="0041da36"/>
    </style:style>
    <style:style style:name="P60" style:family="paragraph" style:parent-style-name="Text_20_body">
      <style:text-properties officeooo:rsid="003baf52" officeooo:paragraph-rsid="003cb82b"/>
    </style:style>
    <style:style style:name="P61" style:family="paragraph" style:parent-style-name="Text_20_body">
      <style:text-properties officeooo:rsid="00478ba3" officeooo:paragraph-rsid="00478ba3"/>
    </style:style>
    <style:style style:name="P62" style:family="paragraph" style:parent-style-name="Text_20_body">
      <style:text-properties officeooo:rsid="0047e3de" officeooo:paragraph-rsid="0047e3de"/>
    </style:style>
    <style:style style:name="P63" style:family="paragraph" style:parent-style-name="Text_20_body">
      <style:text-properties officeooo:paragraph-rsid="004aa782"/>
    </style:style>
    <style:style style:name="P64" style:family="paragraph" style:parent-style-name="Text_20_body">
      <style:text-properties officeooo:paragraph-rsid="0016aafd"/>
    </style:style>
    <style:style style:name="P65" style:family="paragraph" style:parent-style-name="Text_20_body">
      <style:text-properties officeooo:rsid="00496e07" officeooo:paragraph-rsid="004aa782"/>
    </style:style>
    <style:style style:name="P66" style:family="paragraph" style:parent-style-name="Subtitle">
      <style:text-properties officeooo:rsid="001f7c35"/>
    </style:style>
    <style:style style:name="P67" style:family="paragraph" style:parent-style-name="Subtitle">
      <style:text-properties officeooo:rsid="00117940" officeooo:paragraph-rsid="00145e5a"/>
    </style:style>
    <style:style style:name="P68" style:family="paragraph" style:parent-style-name="Subtitle">
      <style:text-properties fo:color="#ce181e"/>
    </style:style>
    <style:style style:name="P69" style:family="paragraph" style:parent-style-name="Subtitle">
      <style:text-properties officeooo:paragraph-rsid="0047e88d"/>
    </style:style>
    <style:style style:name="P70" style:family="paragraph" style:parent-style-name="Title">
      <style:text-properties officeooo:rsid="000f322a" officeooo:paragraph-rsid="000f322a"/>
    </style:style>
    <style:style style:name="P71" style:family="paragraph" style:parent-style-name="Text_20_body">
      <style:text-properties officeooo:rsid="000f322a" officeooo:paragraph-rsid="0014b064"/>
    </style:style>
    <style:style style:name="P72" style:family="paragraph" style:parent-style-name="Heading_20_1">
      <style:text-properties style:font-name="Liberation Sans"/>
    </style:style>
    <style:style style:name="P73" style:family="paragraph" style:parent-style-name="Heading_20_1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74" style:family="paragraph" style:parent-style-name="Heading_20_1">
      <style:text-properties officeooo:rsid="000f322a" officeooo:paragraph-rsid="0016aafd"/>
    </style:style>
    <style:style style:name="P75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style:font-size-asian="16pt" style:font-size-complex="16pt"/>
    </style:style>
    <style:style style:name="P76" style:family="paragraph" style:parent-style-name="Heading_20_1" style:list-style-name="Numbering_20_123" style:master-page-name="">
      <loext:graphic-properties draw:fill="none"/>
      <style:paragraph-properties fo:margin-left="0.9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fo:font-weight="bold" officeooo:rsid="00145e5a" officeooo:paragraph-rsid="00117940" style:font-size-asian="16pt" style:font-weight-asian="bold" style:font-size-complex="16pt" style:font-weight-complex="bold"/>
    </style:style>
    <style:style style:name="P77" style:family="paragraph" style:parent-style-name="Heading_20_3">
      <style:text-properties officeooo:rsid="0027a41e" officeooo:paragraph-rsid="0027a41e"/>
    </style:style>
    <style:style style:name="P78" style:family="paragraph">
      <loext:graphic-properties draw:fill="none" draw:fill-color="#ffffff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17940" style:font-size-asian="14pt" style:font-size-complex="16pt"/>
    </style:style>
    <style:style style:name="T3" style:family="text">
      <style:text-properties fo:font-size="16pt" officeooo:rsid="004cc9e0" style:font-size-asian="14pt" style:font-size-complex="16pt"/>
    </style:style>
    <style:style style:name="T4" style:family="text">
      <style:text-properties officeooo:rsid="00145e5a"/>
    </style:style>
    <style:style style:name="T5" style:family="text">
      <style:text-properties fo:font-size="10pt" officeooo:rsid="003181fc" style:font-size-asian="8.75pt" style:font-size-complex="10pt"/>
    </style:style>
    <style:style style:name="T6" style:family="text">
      <style:text-properties fo:font-size="10pt" officeooo:rsid="0039da01" style:font-size-asian="8.75pt" style:font-size-complex="10pt"/>
    </style:style>
    <style:style style:name="T7" style:family="text">
      <style:text-properties fo:font-size="10pt" officeooo:rsid="00478ba3" style:font-size-asian="8.75pt" style:font-size-complex="10pt"/>
    </style:style>
    <style:style style:name="T8" style:family="text">
      <style:text-properties fo:font-size="10pt" officeooo:rsid="0047e3de" style:font-size-asian="8.75pt" style:font-size-complex="10pt"/>
    </style:style>
    <style:style style:name="T9" style:family="text">
      <style:text-properties officeooo:rsid="002403d2"/>
    </style:style>
    <style:style style:name="T10" style:family="text">
      <style:text-properties officeooo:rsid="0025664f"/>
    </style:style>
    <style:style style:name="T11" style:family="text">
      <style:text-properties officeooo:rsid="00263318"/>
    </style:style>
    <style:style style:name="T12" style:family="text">
      <style:text-properties officeooo:rsid="0027a41e"/>
    </style:style>
    <style:style style:name="T13" style:family="text">
      <style:text-properties officeooo:rsid="002ac210"/>
    </style:style>
    <style:style style:name="T14" style:family="text">
      <style:text-properties officeooo:rsid="002ae07b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000000" fo:font-size="12pt" officeooo:rsid="002ae07b" style:font-size-asian="12pt" style:font-size-complex="12pt"/>
    </style:style>
    <style:style style:name="T17" style:family="text">
      <style:text-properties officeooo:rsid="002ef891"/>
    </style:style>
    <style:style style:name="T18" style:family="text">
      <style:text-properties officeooo:rsid="003377aa"/>
    </style:style>
    <style:style style:name="T19" style:family="text">
      <style:text-properties fo:font-size="12pt" officeooo:rsid="003181fc" style:font-size-asian="10.5pt" style:font-size-complex="12pt"/>
    </style:style>
    <style:style style:name="T20" style:family="text">
      <style:text-properties officeooo:rsid="003656b0"/>
    </style:style>
    <style:style style:name="T21" style:family="text">
      <style:text-properties officeooo:rsid="0037fa4c"/>
    </style:style>
    <style:style style:name="T22" style:family="text">
      <style:text-properties officeooo:rsid="0039da01"/>
    </style:style>
    <style:style style:name="T23" style:family="text">
      <style:text-properties officeooo:rsid="003baf52"/>
    </style:style>
    <style:style style:name="T24" style:family="text">
      <style:text-properties officeooo:rsid="003f37eb"/>
    </style:style>
    <style:style style:name="T25" style:family="text">
      <style:text-properties officeooo:rsid="004388e4"/>
    </style:style>
    <style:style style:name="T26" style:family="text">
      <style:text-properties officeooo:rsid="00458bd2"/>
    </style:style>
    <style:style style:name="T27" style:family="text">
      <style:text-properties officeooo:rsid="0045ece7"/>
    </style:style>
    <style:style style:name="T28" style:family="text">
      <style:text-properties officeooo:rsid="00478ba3"/>
    </style:style>
    <style:style style:name="T29" style:family="text">
      <style:text-properties officeooo:rsid="0047e3de"/>
    </style:style>
    <style:style style:name="T30" style:family="text">
      <style:text-properties officeooo:rsid="00496e07"/>
    </style:style>
    <style:style style:name="T31" style:family="text">
      <style:text-properties officeooo:rsid="004b328d"/>
    </style:style>
    <style:style style:name="T32" style:family="text">
      <style:text-properties officeooo:rsid="004cc9e0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weight="normal" style:font-weight-asian="normal" style:font-weight-complex="normal"/>
    </style:style>
    <style:style style:name="T35" style:family="text">
      <style:text-properties style:font-name="Liberation Serif" fo:font-weight="normal" officeooo:rsid="004cc9e0" style:font-weight-asian="normal" style:font-weight-complex="normal"/>
    </style:style>
    <style:style style:name="T36" style:family="text">
      <style:text-properties style:font-name="Liberation Serif" officeooo:rsid="004cc9e0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officeooo:rsid="004cc9e0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Relatório </text:p>
      <text:p text:style-name="P70">Inteligência Artificial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7"><text:soft-page-break/>Índice </text:p>
      <text:h text:style-name="P75" text:outline-level="1"><text:span text:style-name="T4">1.</text:span>Introdução</text:h>
      <text:p text:style-name="P22"><text:tab/> 1.1 <text:tab/>Definição e descrição de um problema de busca…………<text:span text:style-name="T32">3</text:span></text:p>
      <text:p text:style-name="P18"><text:span text:style-name="T2"><text:tab/> 1.</text:span><text:span text:style-name="T1">2 <text:s text:c="3"/>Principais métodos utilizados para resolver os problemas de busca…………………………………………………………………..</text:span><text:span text:style-name="T3">3</text:span></text:p>
      <text:list xml:id="list3525050507" text:style-name="Numbering_20_123">
        <text:list-header>
          <text:h text:style-name="P76" text:outline-level="1"><text:s text:c="2"/>2.Estratégias de procura </text:h>
        </text:list-header>
      </text:list>
      <text:p text:style-name="P22"><text:tab/> 2.1 <text:s text:c="2"/>Procura não guiada (blind-”cega”)………………………...<text:span text:style-name="T32">4</text:span></text:p>
      <text:p text:style-name="P22"><text:tab/><text:tab/>2.1.1 <text:s/>Profundidade………………………………………...<text:span text:style-name="T32">4</text:span></text:p>
      <text:p text:style-name="P22"><text:tab/><text:tab/>2.1.2 <text:s/>Largura………………………………………………<text:span text:style-name="T32">5</text:span></text:p>
      <text:p text:style-name="P22"><text:tab/><text:tab/>2.1.3 <text:s/>Busca Iterativa Limitada em Profundidade………….<text:span text:style-name="T32">5</text:span></text:p>
      <text:p text:style-name="P19"><text:tab/>2.2 <text:s/>Procura guiada……………………………………………….<text:span text:style-name="T32">6</text:span></text:p>
      <text:p text:style-name="P20"><text:tab/><text:tab/>2.2.1 <text:s/>O que é uma heurística ?…………………………….<text:span text:style-name="T32">6</text:span></text:p>
      <text:p text:style-name="P20"><text:tab/><text:tab/>2.2.2 <text:s/>Busca Gulosa………………………………………...<text:span text:style-name="T32">6</text:span></text:p>
      <text:p text:style-name="P21"><text:tab/><text:tab/>2.2.3 <text:s/>Busca A*…………………………………………….<text:span text:style-name="T32">7</text:span></text:p>
      <text:p text:style-name="P23"><text:tab/>3. <text:s/>Descrição do problema de procura estudado e dos dois espaços de estado <text:span text:style-name="T34">………………………………………………...</text:span><text:span text:style-name="T35">7</text:span></text:p>
      <text:h text:style-name="P73" text:outline-level="1">4. <text:s/>Descrição da Implementação<text:span text:style-name="T34">…………………………...</text:span><text:span text:style-name="T35">8</text:span></text:h>
      <text:h text:style-name="P73" text:outline-level="1">5. <text:s/>Resultados <text:span text:style-name="T34">………………………………………………...</text:span><text:span text:style-name="T35">9</text:span></text:h>
      <text:h text:style-name="P73" text:outline-level="1">6. <text:s/>Comentários finais e conclusões<text:span text:style-name="T34">……………………...</text:span><text:span text:style-name="T35">10</text:span></text:h>
      <text:h text:style-name="P73" text:outline-level="1">7. <text:s/>Referências <text:s/>Bibliográficas<text:span text:style-name="T34">……………………………..</text:span><text:span text:style-name="T35">11</text:span></text:h>
      <text:h text:style-name="P72" text:outline-level="1"/>
      <text:p text:style-name="P20"/>
      <text:p text:style-name="Subtitle"><text:soft-page-break/>1.1 <text:tab/>Definição e descrição de um problema de busca</text:p>
      <text:p text:style-name="P24"><text:tab/>Em Inteligência Artificial o principal objetivo é encontrar solução para os problemas. A habilidade para solucionar problemas, de facto, é frequentemente <text:s/>usada <text:span text:style-name="T9">como modelo de inteligência para maquinas e homens. </text:span></text:p>
      <text:p text:style-name="P25"><text:tab/>Existem dois tipos de problemas. <text:span text:style-name="T10">U</text:span>m dos problemas pode ser resolvido por <text:s/>métodos determinísticos, ou seja, os problemas computáveis. <text:span text:style-name="T10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36"><text:tab/><text:span text:style-name="T11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16"/>
      <text:p text:style-name="P14"/>
      <text:p text:style-name="Subtitle"><text:tab/>1.2 <text:s text:c="3"/>Principais métodos utilizados para resolver os problemas de busca </text:p>
      <text:h text:style-name="P77" text:outline-level="3">Busca não informada:</text:h>
      <text:p text:style-name="P26">Busca em largura (BL)</text:p>
      <text:p text:style-name="P26">Busca de Custo Uniforme (BCU)</text:p>
      <text:p text:style-name="P26">Busca de Profundidade (BP)</text:p>
      <text:p text:style-name="P26">Busca Limitada em Profundidade (BLP)</text:p>
      <text:p text:style-name="P26">Busca em Profundidade Iterativa (BPI)</text:p>
      <text:p text:style-name="P26">Busca Bidirecional (BB)</text:p>
      <text:p text:style-name="P26"/>
      <text:h text:style-name="P77" text:outline-level="3">Busca informada:</text:h>
      <text:p text:style-name="P26">Busca Gulosa</text:p>
      <text:p text:style-name="P27">Busca A*</text:p>
      <text:p text:style-name="Subtitle"/>
      <text:p text:style-name="Text_20_body"/>
      <text:p text:style-name="Subtitle"><text:soft-page-break/>2.1 <text:s text:c="2"/>Procura não guiada (blind-”cega”)</text:p>
      <text:p text:style-name="P30"><text:tab/>A busca cega não utiliza nenhuma informação sobre o domínio do problema para além das <text:span text:style-name="T13">definições dadas. Apenas executam até encontrar uma solução ou mesmo uma falha. E o que faz é apenas distinguir o estado final dos outros estados.</text:span></text:p>
      <text:p text:style-name="P30"><text:tab/><text:span text:style-name="T14">Estas estratégias nem sempre funcionam da melhor maneira, podem falhar ao obter uma solução ou mesmo nem encontrar uma solução perfeita.</text:span></text:p>
      <text:p text:style-name="P32"><text:span text:style-name="T15"><text:tab/></text:span><text:span text:style-name="T16">As principais estratégias de busca cega são : Busca em largura (BL), </text:span><text:span text:style-name="T12">Busca de Custo, Uniforme (BCU), Busca de Profundidade (BP), Busca Limitada em Profundidade (BLP), Busca em, Profundidade Iterativa (BPI), Busca Bidirecional (BB).</text:span></text:p>
      <text:p text:style-name="P31"/>
      <text:p text:style-name="P40"><text:tab/></text:p>
      <text:p text:style-name="Heading">2.1.1 <text:s/>Profundidade<text:span text:style-name="T14">(DFS)</text:span></text:p>
      <text:p text:style-name="P42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p>
      <text:p text:style-name="P37"><text:tab/><text:span text:style-name="T17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39"><text:tab/><text:span text:style-name="T19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38"><text:tab/><text:span text:style-name="T17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43"><text:tab/>Complexidade Temporal: O(b^d)</text:p>
      <text:p text:style-name="P43"><text:tab/>Complexidade Espacial: O(b*m)</text:p>
      <text:p text:style-name="P48">Onde b=fator de ramificação e m=profundidade máxima</text:p>
      <text:p text:style-name="P28"><text:tab/></text:p>
      <text:p text:style-name="P41"/>
      <text:p text:style-name="P14"/>
      <text:p text:style-name="P14"/>
      <text:p text:style-name="P14"/>
      <text:p text:style-name="P14"/>
      <text:p text:style-name="Heading"><text:soft-page-break/>2.1.2 <text:s/>Largura<text:span text:style-name="T21">(BFS)</text:span></text:p>
      <text:p text:style-name="Text_20_body"><text:tab/><text:span text:style-name="T18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Text_20_body"><text:tab/><text:span text:style-name="T20">Este algoritmo faz uma busca exaustiva, </text:span>assegurando <text:span text:style-name="T21">que todos os nós serão visitados, encontrando sempre uma resposta, isto é ser completo, e a solução é ótima pois dá a prioridade aos nós da mesma profundidade.</text:span></text:p>
      <text:p text:style-name="P50"><text:tab/>A utilização de memória nos estados de pesquisa em relação aos DFS os BFS gasta mais memória.</text:p>
      <text:p text:style-name="P6"><text:tab/>Complexidade Temporal: O(b^d)</text:p>
      <text:p text:style-name="P5"/>
      <text:p text:style-name="P44"><text:tab/>Complexidade Espacial: O(b*m)</text:p>
      <text:p text:style-name="P49">Onde b=fator de ramificação e m=profundidade máxima</text:p>
      <text:p text:style-name="P29"><text:tab/></text:p>
      <text:p text:style-name="Heading">2.1.3 <text:s/>Busca Iterativa Limitada em Profundidade</text:p>
      <text:p text:style-name="P51"><text:tab/><text:span text:style-name="T22">A Busca em Profundidade Iterativa (IDFS), tende combinar os benefícios das DFS e as BFS. <text:s text:c="2"/>Usa menos memória do que os BFS e consegue percorrer todo os espaços de busca, mas tem limite na profundidade máxima de caminho na árvore de busca.</text:span></text:p>
      <text:p text:style-name="P52"><text:tab/><text:span text:style-name="T23">O algoritmo corre várias instâncias de um DFS limitado em profundidade. Na primeira iteração a árvore gerada em profundidade limitada com limite igual a um, na segunda dois assim continuamente até ao limite máximo.</text:span></text:p>
      <text:p text:style-name="P60"><text:s text:c="2"/><text:tab/>O método IDFS é ótimo mas não completa, pois depende do limite de profundidade.</text:p>
      <text:p text:style-name="P7"><text:tab/></text:p>
      <text:p text:style-name="P7"><text:tab/>Complexidade Temporal: O(b^<text:span text:style-name="T22">L</text:span>)</text:p>
      <text:p text:style-name="P11"/>
      <text:p text:style-name="P45"><text:tab/>Complexidade Espacial: O(b*<text:span text:style-name="T22">L</text:span>)</text:p>
      <text:p text:style-name="P53"><text:span text:style-name="T5">Onde b=fator de ramificação e </text:span><text:span text:style-name="T6">L=limit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ubtitle"><text:soft-page-break/>2.2 <text:s/>Procura guiada</text:p>
      <text:p text:style-name="P56"><text:tab/>As procuras guiadas utilizam conhecimentos particulares ao problema a abordar com a intenção de avançar sempre um caminho que seja mais próximo da solução. Com este tipo de métodos de pesquisa podemos atingir um número menor de nós gerados e menos tempo para chegar a solução.</text:p>
      <text:p text:style-name="P57"><text:tab/><text:span text:style-name="T24">As principais estratégias de procura guiada são: Busca Gulosa, Busca A*.</text:span></text:p>
      <text:p text:style-name="P58"/>
      <text:p text:style-name="Heading">2.2.1 <text:s/>O que é uma heurística ?</text:p>
      <text:p text:style-name="P59"><text:tab/><text:span text:style-name="T25">Quando fazemos um algoritmo, temos de ter cuidado com as propriedades na sua elaboração: ter um tempo de execução aceitável e ser ótima. E as heurísticas são criadas para encontrar soluções para o problema.</text:span></text:p>
      <text:p text:style-name="P59"><text:tab/><text:span text:style-name="T25">As heurísticas são <text:s/>procedimentos que ignoram informações que são do domínio <text:s/>do conhecimento especifico do problema para encontrar resultados.</text:span></text:p>
      <text:p text:style-name="P59"><text:tab/><text:span text:style-name="T25">Para muitos problemas, é possível estabelecer regras praticas para ajudar a reduzir a busca </text:span></text:p>
      <text:p text:style-name="P59"><text:tab/><text:span text:style-name="T25">Uma boa heurística para a estratégia de busca no estado de espaço de um problema é a <text:s/>estratégia conhecida como Subida da Encosta, também denominada como “subida da montanha” ou “hill climbing” <text:s/></text:span></text:p>
      <text:p text:style-name="P10"/>
      <text:p text:style-name="Heading">2.2.2 <text:s/>Busca Gulosa</text:p>
      <text:p text:style-name="Text_20_body"><text:tab/><text:span text:style-name="T26">O algoritmo de busca é um tipo de procura guiada que tem como objetivo minimizar o custo de uma solução através de uma heurística. </text:span></text:p>
      <text:p text:style-name="Text_20_body"><text:tab/><text:span text:style-name="T27">Este algoritmo é parecido com a Busca <text:s/>em profundidade : vai na mesma direção <text:s/>num caminho de árvore para procurar a solução mas pode mudar dependendo do custo dos nós ainda não visitados da árvore de pesquisa.</text:span></text:p>
      <text:p text:style-name="P61"><text:tab/>Como esta função não é monótona este algoritmo não é completa nem ótimo.</text:p>
      <text:p text:style-name="P8"><text:tab/>Complexidade Temporal: O(b^<text:span text:style-name="T28">m</text:span>)</text:p>
      <text:p text:style-name="P12"/>
      <text:p text:style-name="P46"><text:tab/>Complexidade Espacial: O(b*<text:span text:style-name="T28">m</text:span>)</text:p>
      <text:p text:style-name="P54"><text:span text:style-name="T5">Onde b=fator de ramificação e </text:span><text:span text:style-name="T7">m=profundidade máxima </text:span></text:p>
      <text:p text:style-name="P35"/>
      <text:p text:style-name="P35"/>
      <text:p text:style-name="P15"/>
      <text:p text:style-name="P15"/>
      <text:p text:style-name="Heading"><text:soft-page-break/>2.2.3 <text:s/>Busca A*</text:p>
      <text:p text:style-name="Text_20_body"><text:tab/><text:span text:style-name="T28">A busca A*, é a combinação dos dois algoritmos: A busca gulosa e a busca de custo uniforme, algoritmo que encontra o caminho mais curto para um determinado nó.</text:span></text:p>
      <text:p text:style-name="P62"><text:tab/>Este algoritmo avalia o custo de nós através de g(n)-custo real entre o estado inicial e o estado atual n, h(n)- custo estimado entre o estado atual n e o estado final. Então chegamos a equação f(n)=g(n)+h(n), onde f(n) significa custo estimado entre o estado inicial e o estado final.</text:p>
      <text:p text:style-name="P62"><text:tab/>Quanto menor for o valor de f(n), menor é o custo da solução.</text:p>
      <text:p text:style-name="P62"><text:tab/>Esta busca é importante pois sempre que existe solução, ele alcança uma solução ótima.</text:p>
      <text:p text:style-name="P9"><text:tab/>Complexidade Temporal: O(b^<text:span text:style-name="T29">m</text:span>)</text:p>
      <text:p text:style-name="P13"/>
      <text:p text:style-name="P47"><text:tab/>Complexidade Espacial: O(b*<text:span text:style-name="T29">m</text:span>)</text:p>
      <text:p text:style-name="P55"><text:span text:style-name="T5">Onde b=fator de ramificação e </text:span><text:span text:style-name="T8">m=profundidade máxima</text:span></text:p>
      <text:p text:style-name="P62"><text:s/></text:p>
      <text:p text:style-name="P34"/>
      <text:p text:style-name="P34"/>
      <text:p text:style-name="P69">3. <text:s/>Descrição do problema de procura estudado e dos dois espaços de estado </text:p>
      <text:p text:style-name="P63"><text:tab/><text:span text:style-name="T30">O <text:s/>jogo dos 15 é um quebra cabeças de quinze peças que contem números, figuras ou desenhos e um espaços vazio, representado por uma matriz 4*4.</text:span></text:p>
      <text:p text:style-name="P65"><text:tab/>Tem como objetivo movimentar a peça vazia de uma configuração inicial até chegar a uma configuração final, usando os movimentos para cima, baixo, esquerda, direita. </text:p>
      <text:p text:style-name="P65"><text:tab/>Mas em algumas configurações iniciais e finais não tem solução e, por isso, foi necessário criar um algoritmo que verifique para um estado inicial se existe um caminho para o estado final. </text:p>
      <text:p text:style-name="P63"/>
      <text:h text:style-name="P74" text:outline-level="1"/>
      <text:p text:style-name="P17"/>
      <text:p text:style-name="P17"/>
      <text:p text:style-name="P64"/>
      <text:p text:style-name="P64"/>
      <text:p text:style-name="P64"/>
      <text:p text:style-name="P64"/>
      <text:p text:style-name="Subtitle"><text:soft-page-break/>4. <text:s/>Descrição da Implementação </text:p>
      <text:p text:style-name="Text_20_body">Fizemos em linguagem <text:span text:style-name="T31">C, foi a linguagem de programação que aprendemos no primeiro ano de licenciatura.</text:span></text:p>
      <text:p text:style-name="Text_20_body"/>
      <text:p text:style-name="Subtitl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><text:soft-page-break/>5. <text:s/>Resultados </text:p>
      <text:p text:style-name="Subtitl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><text:soft-page-break/>6. <text:s/>Comentários finais e conclusões </text:p>
      <text:p text:style-name="P68"/>
      <text:p text:style-name="P3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><text:soft-page-break/>7. <text:s/>Referências <text:s/>Bibliográficas </text:p>
      <text:p text:style-name="P66"/>
      <text:p text:style-name="P2"/>
      <text:p text:style-name="P2"><text:a xlink:type="simple" xlink:href="https://rosettacode.org/wiki/15_Puzzle_Game" text:style-name="Internet_20_link" text:visited-style-name="Visited_20_Internet_20_Link">https://rosettacode.org/wiki/15_Puzzle_Game</text:a></text:p>
      <text:p text:style-name="P2"/>
      <text:p text:style-name="P2"><text:a xlink:type="simple" xlink:href="https://www.inf.pucrs.br/~pinho/LaproI/Vetores/Vetores.htm" text:style-name="Internet_20_link" text:visited-style-name="Visited_20_Internet_20_Link">https://www.inf.pucrs.br/~pinho/LaproI/Vetores/Vetores.htm</text:a></text:p>
      <text:p text:style-name="P2"/>
      <text:p text:style-name="P2"><text:a xlink:type="simple" xlink:href="https://pt.stackoverflow.com/questions/186611/dúvida-sobre-valores-em-matriz" text:style-name="Internet_20_link" text:visited-style-name="Visited_20_Internet_20_Link">https://pt.stackoverflow.com/questions/186611/d%C3%BAvida-sobre-valores-em-matriz</text:a></text:p>
      <text:p text:style-name="P3"/>
      <text:p text:style-name="P2"><text:a xlink:type="simple" xlink:href="http://jeiks.net/wp-content/uploads/2013/05/Metodos_de_Busca.pdf" text:style-name="Internet_20_link" text:visited-style-name="Visited_20_Internet_20_Link">http://jeiks.net/wp-content/uploads/2013/05/Metodos_de_Busca.pdf</text:a></text:p>
      <text:p text:style-name="P2"/>
      <text:p text:style-name="P2"><text:a xlink:type="simple" xlink:href="http://www2.ic.uff.br/~bianca/ia-20091/aulas/IA-Aula4.pdf" text:style-name="Internet_20_link" text:visited-style-name="Visited_20_Internet_20_Link">http://www2.ic.uff.br/~bianca/ia-20091/aulas/IA-Aula4.pdf</text:a></text:p>
      <text:p text:style-name="P2"/>
      <text:p text:style-name="P2"><text:a xlink:type="simple" xlink:href="https://edisciplinas.usp.br/pluginfile.php/530273/mod_resource/content/2/Aula2-SolucaoPorBusca-2016-6pp.pdf" text:style-name="Internet_20_link" text:visited-style-name="Visited_20_Internet_20_Link">https://edisciplinas.usp.br/pluginfile.php/530273/mod_resource/content/2/Aula2-SolucaoPorBusca-2016-6pp.pdf</text:a></text:p>
      <text:p text:style-name="P2"/>
      <text:p text:style-name="P2"><text:a xlink:type="simple" xlink:href="http://cee.uma.pt/edu/iia/acetatos/iia-Procura%20Informada.pdf" text:style-name="Internet_20_link" text:visited-style-name="Visited_20_Internet_20_Link">http://cee.uma.pt/edu/iia/acetatos/iia-Procura%20Informada.pdf</text:a></text:p>
      <text:p text:style-name="P4"/>
      <text:p text:style-name="P4"><text:a xlink:type="simple" xlink:href="http://home.iscte-iul.pt/~luis/aulas/ia/Algoritmos%20de%20procura.pdf" text:style-name="Internet_20_link" text:visited-style-name="Visited_20_Internet_20_Link">http://home.iscte-iul.pt/~luis/aulas/ia/Algoritmos%20de%20procura.pdf</text:a></text:p>
      <text:p text:style-name="P4"/>
      <text:p text:style-name="P4"><text:a xlink:type="simple" xlink:href="http://www.rafaeldiasribeiro.com.br/downloads/IC1_6.pdf" text:style-name="Internet_20_link" text:visited-style-name="Visited_20_Internet_20_Link">http://www.rafaeldiasribeiro.com.br/downloads/IC1_6.pdf</text:a></text:p>
      <text:p text:style-name="P4"/>
      <text:p text:style-name="P4"/>
      <text:p text:style-name="P4"/>
      <text:p text:style-name="P4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1" draw:name="Forma1" draw:style-name="Mgr1" draw:text-style-name="MP2" svg:width="0.609cm" svg:height="0.503cm" svg:x="16.2cm" svg:y="2.988cm"><draw:text-box><text:p/></draw:text-box></draw:frame>João Varelas e Yuanxiao Ye <text:s text:c="25"/>FCUP <text:s text:c="77"/><text:page-number text:select-page="current">12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9T16:49:12.935228958</dc:date>
    <meta:editing-duration>P2DT17H15M31S</meta:editing-duration>
    <meta:editing-cycles>21</meta:editing-cycles>
    <meta:document-statistic meta:table-count="0" meta:image-count="0" meta:object-count="0" meta:page-count="12" meta:paragraph-count="108" meta:word-count="1321" meta:character-count="9253" meta:non-whitespace-character-count="7748"/>
  </office:meta>
</office:document-meta>
</file>